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paragraph-rsid="000b308a"/>
    </style:style>
    <style:style style:name="T1" style:family="text">
      <style:text-properties fo:font-style="italic" style:font-style-asian="italic"/>
    </style:style>
    <style:style style:name="T2" style:family="text">
      <style:text-properties officeooo:rsid="0009c90c"/>
    </style:style>
    <style:style style:name="T3" style:family="text">
      <style:text-properties officeooo:rsid="000b30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P3">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 </text:p>
      <text:p text:style-name="P3"><text:span text:style-name="T2">[B-roll]</text:span></text:p>
      <text:p text:style-name="P3">The cursor changes to “G” and if you type any of the numbers 1 through 8, the graphic character on those keys will appear on the screen. If you hold down Caps Shift while pressing the number, the inverse character is printed.</text:p>
      <text:p text:style-name="P3"><text:span text:style-name="T3">[back to slide]</text:span></text:p>
      <text:p text:style-name="P3">Because these characters are still 8x8 bitmaps just like the rest of the character set, the quasi-pixels in these 2-by-2 patterns are actually 4-by-4 pixels of solid colors, and use the current paper and ink colors. So these 4 chunky quasi-pixels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Hex 81 through 87 match up with number keys 1 through 7, but the rest are just inverses of those seven, and then all paper at hex $80 and all ink at hex $8F, which gives you all the different permutation of 2-by-2 bitmaps. So, printing hex $83 using the RST $10 routine will print the graphics character on the 3 key, which is all ink on the top half, and all paper on the bottom half.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P1"/>
      <text:p text:style-name="Normal">[cut to slide 4 – UDG]</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 At startup, the bitmaps for letters A through U are copied from ROM to this part of RAM, but then you can overwrite them at any time to make up to 21 8-by-8 bitmap characters of your own design. You can define these with a series of POKE commands in BASIC, in conjunction with the USR function to get the starting address for the UDG glyph you want to overwrite. 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t this time using the hex codes $90 through $A4. And then once the character is printed, the glyph can be changed and printed again, giving you a new 8-by-8 bitmap while not changing the earlier one that was printed using the same code.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 do, and games in particular rarely use UDGs for graphics.</text:p>
      <text:p text:style-name="Normal">[cut to slide 5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6 – screen coordinate to address]</text:p>
      <text:p text:style-name="Normal"/>
      <text:p text:style-name="P1"/>
      <text:p text:style-name="Normal">[cut to Atom, graphics.asm zoomed to 25 lines]</text:p>
      <text:p text:style-name="Normal">As usual, we start our assembly code file by specifying the 48k Spectrum as our target machine and beginning our code at hex 8000. </text:p>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title/>
    <dc:description/>
    <dc:subject/>
    <meta:initial-creator>MATTHEW HEFFERNAN</meta:initial-creator>
    <meta:creation-date>2022-03-15T15:40:00Z</meta:creation-date>
    <dc:date>2022-03-16T23:28:26.135755145</dc:date>
    <meta:editing-cycles>10</meta:editing-cycles>
    <meta:editing-duration>PT13H46M16S</meta:editing-duration>
    <meta:document-statistic meta:table-count="0" meta:image-count="0" meta:object-count="0" meta:page-count="3" meta:paragraph-count="30" meta:word-count="1518" meta:character-count="8364" meta:non-whitespace-character-count="6870"/>
    <meta:template xlink:type="simple" xlink:actuate="onRequest" xlink:title="" xlink:href="Normal.dotm"/>
  </office:meta>
</office:document-meta>
</file>